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7,000 words]</text:p>
      <text:h text:style-name="Heading_20_2" text:outline-level="2"><text:bookmark-start text:name="personal-data-gathering-as-a-loss-of-agency"/>Personal Data Gathering as a Loss of Agency<text:bookmark-end text:name="personal-data-gathering-as-a-loss-of-agency"/></text:h>
      <text:p text:style-name="First_20_paragraph">[Target X words]</text:p>
      <text:p text:style-name="Text_20_body">Explaining the current status quo - the inevitability of data collection, and the barriers to individuals and resulting loss of agency and of individual control in relationships with organisations and authorities, including both public sector (chapter 4) and commercial (chapter 5) perspectives.</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capability - getting data in one place, finding things associatively, accessing data for our own ends, using different interfaces, reflection on whole of digital life, etc.</text:p>
      <text:h text:style-name="Heading_20_2" text:outline-level="2"><text:bookmark-start text:name="the-research-question"/>The Research Question<text:bookmark-end text:name="the-research-question"/></text:h>
      <text:p text:style-name="First_20_paragraph">[Target X words]</text:p>
      <text:p text:style-name="Text_20_body"><text:span text:style-name="T1">How could personal data be used to increase an individual’s control in their everyday lives?</text:span></text:p>
      <text:p text:style-name="Text_20_body">Sub-questions:</text:p>
      <text:list text:style-name="L1">
        <text:list-item>
          <text:p text:style-name="P1">RQ1. CAPABILITY What awareness of and capabilities do people have over their personal data?</text:p>
        </text:list-item>
        <text:list-item>
          <text:p text:style-name="P1">RQ2. BARRIERS What are the barriers to new data capabilities and how could they be challenged - What capabilities could increase individuals’ control/agency?</text:p>
        </text:list-item>
        <text:list-item>
          <text:p text:style-name="P1">RQ3. DATA/LIFE What relationship do people have with data, what is the role of data in people’s everyday lives</text:p>
        </text:list-item>
        <text:list-item>
          <text:p text:style-name="P1">RQ4. DESIRES What relationship would people seek their data and how would they like to use it?</text:p>
        </text:list-item>
      </text:list>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2">
        <text:list-item>
          <text:p text:style-name="P2">Connect people with data meaningfully.</text:p>
        </text:list-item>
        <text:list-item>
          <text:p text:style-name="P2">Understand their perspectives on their current and ideal relationship with that data and those that hold it.</text:p>
        </text:list-item>
        <text:list-item>
          <text:p text:style-name="P2">Design/prototype/co-design alternative data interactions and capabilities</text:p>
        </text:list-item>
        <text:list-item>
          <text:p text:style-name="P2">Critically review and assess perspectives up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chapter-2"/>Literature Review<text:bookmark-end text:name="chapter-2"/></text:h>
      <text:p text:style-name="First_20_paragraph">[Target 12,000 words]</text:p>
      <text:h text:style-name="Heading_20_2" text:outline-level="2"><text:bookmark-start text:name="barriers-to-agency"/>Barriers to Agency<text:bookmark-end text:name="barriers-to-agency"/></text:h>
      <text:p text:style-name="First_20_paragraph">[Target X words]</text:p>
      <text:list text:style-name="L3">
        <text:list-item>
          <text:p text:style-name="P3">The inevitability of being handled through data in the modern world.</text:p>
        </text:list-item>
        <text:list-item>
          <text:p text:style-name="P3">The drive to make people consumers / ad watchers rather than free agents.</text:p>
        </text:list-item>
        <text:list-item>
          <text:p text:style-name="P3">The difficulties in actually accessing and using your data</text:p>
        </text:list-item>
        <text:list-item>
          <text:p text:style-name="P3">…. (more to research here)</text:p>
        </text:list-item>
      </text:list>
      <text:h text:style-name="Heading_20_2" text:outline-level="2"><text:bookmark-start text:name="human-centricity"/>Human-centricity<text:bookmark-end text:name="human-centricity"/></text:h>
      <text:p text:style-name="First_20_paragraph">[Target X words]</text:p>
      <text:list text:style-name="L4">
        <text:list-item>
          <text:p text:style-name="P4">Ubicomp: Weiser &gt; Rogers, Abowd. etc.</text:p>
        </text:list-item>
        <text:list-item>
          <text:p text:style-name="P4">Human-Data Interaction &gt; Mortier</text:p>
        </text:list-item>
        <text:list-item>
          <text:p text:style-name="P4">MyData movement</text:p>
        </text:list-item>
        <text:list-item>
          <text:p text:style-name="P4">Humane interfaces / better interaction design</text:p>
        </text:list-item>
      </text:list>
      <text:h text:style-name="Heading_20_2" text:outline-level="2"><text:bookmark-start text:name="increasing-ones-agency-through-and-over-data"/>Increasing one’s Agency through and over Data<text:bookmark-end text:name="increasing-ones-agency-through-and-over-data"/></text:h>
      <text:p text:style-name="First_20_paragraph">[Target X words]</text:p>
      <text:list text:style-name="L5">
        <text:list-item>
          <text:p text:style-name="P5">GDPR &amp; other regulatory approaches</text:p>
        </text:list-item>
        <text:list-item>
          <text:p text:style-name="P5">Dynamic Consent</text:p>
        </text:list-item>
        <text:list-item>
          <text:p text:style-name="P5">Shared Decision Making (maybe this should come in Chapter 6 instead)</text:p>
        </text:list-item>
        <text:list-item>
          <text:p text:style-name="P5">Quantified Self, Personal Informatics and Reflection</text:p>
        </text:list-item>
        <text:list-item>
          <text:p text:style-name="P5">Vendor Relationship Management, Pull Computing, Personal Data Stores</text:p>
        </text:list-item>
        <text:list-item>
          <text:p text:style-name="P5">Meaning and Sensemaking, Orienteering, Time, Context &amp; Associativity</text:p>
        </text:list-item>
      </text:list>
      <text:h text:style-name="Heading_20_1" text:outline-level="1"><text:bookmark-start text:name="chapter-3"/>Approach &amp; Methods<text:bookmark-end text:name="chapter-3"/></text:h>
      <text:p text:style-name="First_20_paragraph">[Target 15,000 words]</text:p>
      <text:h text:style-name="Heading_20_2" text:outline-level="2"><text:bookmark-start text:name="research-design"/>Research design<text:bookmark-end text:name="research-design"/></text:h>
      <text:p text:style-name="First_20_paragraph">[Target X words]</text:p>
      <text:list text:style-name="L6">
        <text:list-item>
          <text:p text:style-name="P6">Explaining how we get from the research questions and literature topics to a set of methods.</text:p>
        </text:list-item>
        <text:list-item>
          <text:p text:style-name="P6">other methodological research approaches I am building upon:</text:p>
          <text:list text:style-name="L7">
            <text:list-item>
              <text:p text:style-name="P7">Boundary Objects [Star]</text:p>
            </text:list-item>
            <text:list-item>
              <text:p text:style-name="P7">“Things to think with” [Brandt &amp; Messeter]</text:p>
            </text:list-item>
            <text:list-item>
              <text:p text:style-name="P7">Participatory co-design</text:p>
            </text:list-item>
            <text:list-item>
              <text:p text:style-name="P7">Home visits [Mannay]</text:p>
            </text:list-item>
          </text:list>
        </text:list-item>
      </text:list>
      <text:h text:style-name="Heading_20_2" text:outline-level="2"><text:bookmark-start text:name="methodology"/>Methodology<text:bookmark-end text:name="methodology"/></text:h>
      <text:p text:style-name="First_20_paragraph">Explaining the methods used, how they relate to research goals.</text:p>
      <text:h text:style-name="Heading_20_3" text:outline-level="3"><text:bookmark-start text:name="practical-explorations-of-real-data-scenarios-rq1.-capability"/>Practical Explorations of real data scenarios [RQ1. CAPABILITY]<text:bookmark-end text:name="practical-explorations-of-real-data-scenarios-rq1.-capability"/></text:h>
      <text:p text:style-name="First_20_paragraph">[Target X words]</text:p>
      <text:h text:style-name="Heading_20_4" text:outline-level="4"><text:bookmark-start text:name="gdpr-requests"/>GDPR Requests<text:bookmark-end text:name="gdpr-requests"/></text:h>
      <text:p text:style-name="First_20_paragraph">[Target X words]</text:p>
      <text:p text:style-name="Text_20_body">Explain the use of GDPR requests to obtain real data, both my own and participants - as an exploration of processes and what is currently possible</text:p>
      <text:h text:style-name="Heading_20_4" text:outline-level="4"><text:bookmark-start text:name="storyboarding-cards"/>Storyboarding cards<text:bookmark-end text:name="storyboarding-cards"/></text:h>
      <text:p text:style-name="First_20_paragraph">[Target X words]</text:p>
      <text:p text:style-name="Text_20_body">Explain origins in filmmaking etc and later software design, then explain the technique used in the 2018 study (show the storyboard cards).</text:p>
      <text:h text:style-name="Heading_20_4" text:outline-level="4"><text:bookmark-start text:name="online-data-review"/>Online Data Review<text:bookmark-end text:name="online-data-review"/></text:h>
      <text:p text:style-name="First_20_paragraph">[Target X words]</text:p>
      <text:p text:style-name="Text_20_body">Explain the spreadsheet based semi-quantitative approach developed and used in post-COVID 2020.</text:p>
      <text:h text:style-name="Heading_20_3" text:outline-level="3"><text:bookmark-start text:name="identifying-and-overcoming-data-barriers-rq2.-barriers"/>Identifying and overcoming data barriers [RQ2. BARRIERS]<text:bookmark-end text:name="identifying-and-overcoming-data-barriers-rq2.-barriers"/></text:h>
      <text:h text:style-name="Heading_20_4" text:outline-level="4"><text:bookmark-start text:name="self-gdpr"/>Self GDPR<text:bookmark-end text:name="self-gdpr"/></text:h>
      <text:p text:style-name="First_20_paragraph">[Target X words]</text:p>
      <text:p text:style-name="Text_20_body">Explain own explorations with GDPR.</text:p>
      <text:h text:style-name="Heading_20_4" text:outline-level="4"><text:bookmark-start text:name="web-augmentation-and-disruption"/>Web augmentation and disruption<text:bookmark-end text:name="web-augmentation-and-disruption"/></text:h>
      <text:p text:style-name="First_20_paragraph">[Target X words]</text:p>
      <text:p text:style-name="Text_20_body">Explain work on web augmentation as a way to get data and/or build new capabilities.</text:p>
      <text:h text:style-name="Heading_20_4" text:outline-level="4"><text:bookmark-start text:name="prototyping-and-data-scripting-experiments"/>Prototyping and Data Scripting Experiments<text:bookmark-end text:name="prototyping-and-data-scripting-experiments"/></text:h>
      <text:p text:style-name="First_20_paragraph">[Target X words]</text:p>
      <text:p text:style-name="Text_20_body">Explain own explorations with using data from GDPR (saving detail for C5/6)</text:p>
      <text:h text:style-name="Heading_20_3" text:outline-level="3"><text:bookmark-start text:name="engaging-people-with-data-understanding-their-perspectives-rq3.-datalife"/>Engaging people with data, understanding their perspectives [RQ3. DATA/LIFE]<text:bookmark-end text:name="engaging-people-with-data-understanding-their-perspectives-rq3.-datalife"/></text:h>
      <text:p text:style-name="First_20_paragraph">[Target X words]</text:p>
      <text:h text:style-name="Heading_20_4" text:outline-level="4"><text:bookmark-start text:name="data-cards-and-card-sorting-techniques"/>Data Cards and Card Sorting Techniques<text:bookmark-end text:name="data-cards-and-card-sorting-techniques"/></text:h>
      <text:p text:style-name="First_20_paragraph">[Target X words]</text:p>
      <text:p text:style-name="Text_20_body">Describe and show both the Family Civic Data cards used in 2017 study and the data cards developed at the BBC.</text:p>
      <text:p text:style-name="Text_20_body">Describe the card-sorting techniques used</text:p>
      <text:list text:style-name="L8">
        <text:list-item>
          <text:p text:style-name="P8">the riskiness vs who-should-control-it corkboard technique used in 2017 study</text:p>
        </text:list-item>
        <text:list-item>
          <text:p text:style-name="P8">card sorting done in 2018 study as warm up.</text:p>
        </text:list-item>
      </text:list>
      <text:h text:style-name="Heading_20_4" text:outline-level="4"><text:bookmark-start text:name="sketch-interviewing"/>Sketch Interviewing<text:bookmark-end text:name="sketch-interviewing"/></text:h>
      <text:p text:style-name="First_20_paragraph">[Target X words]</text:p>
      <text:p text:style-name="Text_20_body">Describe technique used in late 2017 and in late 2019/pre-covid 2020. Reference Euijin Hwang’s thesis and wherever he got it from.</text:p>
      <text:h text:style-name="Heading_20_4" text:outline-level="4"><text:bookmark-start text:name="family-facts"/>Family Facts<text:bookmark-end text:name="family-facts"/></text:h>
      <text:p text:style-name="First_20_paragraph">[Target X words]</text:p>
      <text:p text:style-name="Text_20_body">Describe the facts-on-poles technique used in 2017 study.</text:p>
      <text:h text:style-name="Heading_20_4" text:outline-level="4"><text:bookmark-start text:name="private-data-viewing"/>Private Data Viewing<text:bookmark-end text:name="private-data-viewing"/></text:h>
      <text:p text:style-name="First_20_paragraph">[Target X words]</text:p>
      <text:p text:style-name="Text_20_body">This possibly should get cut - but I did develop the technique (privacy monitors etc)</text:p>
      <text:h text:style-name="Heading_20_3" text:outline-level="3"><text:bookmark-start text:name="designing-a-world-with-greater-agency-rq4.-desires"/>Designing a world with greater agency [RQ4. DESIRES]<text:bookmark-end text:name="designing-a-world-with-greater-agency-rq4.-desires"/></text:h>
      <text:h text:style-name="Heading_20_4" text:outline-level="4"><text:bookmark-start text:name="co-design-workshops"/>Co-Design workshops<text:bookmark-end text:name="co-design-workshops"/></text:h>
      <text:p text:style-name="First_20_paragraph">[Target X words]</text:p>
      <text:p text:style-name="Text_20_body">Describe use of co-design workshops in family homes and in bigger groups.</text:p>
      <text:h text:style-name="Heading_20_4" text:outline-level="4"><text:bookmark-start text:name="qualitative-interviews"/>Qualitative interviews<text:bookmark-end text:name="qualitative-interviews"/></text:h>
      <text:p text:style-name="First_20_paragraph">[Target X words]</text:p>
      <text:p text:style-name="Text_20_body">Describe use of 1:1 interviews.</text:p>
      <text:h text:style-name="Heading_20_4" text:outline-level="4"><text:bookmark-start text:name="ideation-grids"/>Ideation Grids<text:bookmark-end text:name="ideation-grids"/></text:h>
      <text:p text:style-name="First_20_paragraph">[Target X words]</text:p>
      <text:p text:style-name="Text_20_body">Quick explainer and reference to Golembewski</text:p>
      <text:h text:style-name="Heading_20_4" text:outline-level="4"><text:bookmark-start text:name="sentence-ranking"/>Sentence Ranking<text:bookmark-end text:name="sentence-ranking"/></text:h>
      <text:p text:style-name="First_20_paragraph">[Target X words]</text:p>
      <text:p text:style-name="Text_20_body">Describe sentence ranking exercises done in 2018 study</text:p>
      <text:h text:style-name="Heading_20_4" text:outline-level="4"><text:bookmark-start text:name="group-poster-making"/>Group Poster Making<text:bookmark-end text:name="group-poster-making"/></text:h>
      <text:p text:style-name="First_20_paragraph">[Target X words]</text:p>
      <text:p text:style-name="Text_20_body">Not sure if this really needs a section, but was used in 2018 study.</text:p>
      <text:h text:style-name="Heading_20_4" text:outline-level="4"><text:bookmark-start text:name="data-modelling-interface-prototyping"/>Data Modelling, Interface Prototyping<text:bookmark-end text:name="data-modelling-interface-prototyping"/></text:h>
      <text:p text:style-name="First_20_paragraph">[Target X words]</text:p>
      <text:p text:style-name="Text_20_body">Explain the exploratory work I have done through SILVER &amp; BBC in developing interfaces as well as the work to model different levels of access / mental models of data.</text:p>
      <text:h text:style-name="Heading_20_3" text:outline-level="3"><text:bookmark-start text:name="notes-1"/>Notes<text:bookmark-end text:name="notes-1"/></text:h>
      <text:p text:style-name="First_20_paragraph">How to give overview of my involvements with study partners/placements (SILVER/councils/BBC…?)</text:p>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2" text:outline-level="2"><text:bookmark-start text:name="discussion"/>Discussion<text:bookmark-end text:name="discussion"/></text:h>
      <text:p text:style-name="First_20_paragraph">[Target X words]</text:p>
      <text:p text:style-name="Text_20_body">From CHI 2018 paper and From CHI 2019 LBW paper and unpublished journal paper. But also wider discussion with a greater focus on tying everything back to the research question and agency-increasing framing.</text:p>
      <text:p text:style-name="Text_20_body">include:</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1" text:outline-level="1"><text:bookmark-start text:name="chapter-5"/>Human-Data Interaction in Everyday Life<text:bookmark-end text:name="chapter-5"/></text:h>
      <text:p text:style-name="First_20_paragraph">[Target 15,0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people have become disempowered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9">
        <text:list-item>
          <text:p text:style-name="P9">2016 mobile phone usefulness interviews</text:p>
        </text:list-item>
        <text:list-item>
          <text:p text:style-name="P9">2017 digital life sketch interviews</text:p>
        </text:list-item>
        <text:list-item>
          <text:p text:style-name="P9">2018-2020 my own GDPR Requests</text:p>
          <text:list text:style-name="L10">
            <text:list-item>
              <text:p text:style-name="P10">including 2020 University GDPR request</text:p>
            </text:list-item>
            <text:list-item>
              <text:p text:style-name="P10">including experiments in what you can do with your data.</text:p>
            </text:list-item>
          </text:list>
        </text:list-item>
        <text:list-item>
          <text:p text:style-name="P9">2019-2020 GDPR Viewing Your Data study</text:p>
          <text:list text:style-name="L11">
            <text:list-item>
              <text:p text:style-name="P11">including privacy policy analysis</text:p>
            </text:list-item>
            <text:list-item>
              <text:p text:style-name="P11">and the work with personaldata.io on mapping out Data</text:p>
            </text:list-item>
            <text:list-item>
              <text:p text:style-name="P11">including the lab chat I ran - use of visual stimulus</text:p>
            </text:list-item>
          </text:list>
        </text:list-item>
      </text:list>
      <text:h text:style-name="Heading_20_2" text:outline-level="2"><text:bookmark-start text:name="findings-2"/>Findings<text:bookmark-end text:name="findings-2"/></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12">
        <text:list-item>
          <text:p text:style-name="P12">Data as property</text:p>
        </text:list-item>
        <text:list-item>
          <text:p text:style-name="P12">Data as insights into a person</text:p>
        </text:list-item>
        <text:list-item>
          <text:p text:style-name="P12">Data as part of oneself</text:p>
        </text:list-item>
        <text:list-item>
          <text:p text:style-name="P12">Data as memories</text:p>
        </text:list-item>
        <text:list-item>
          <text:p text:style-name="P12">Data as creative work</text:p>
        </text:list-item>
        <text:list-item>
          <text:p text:style-name="P12">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3" text:outline-level="3"><text:bookmark-start text:name="note"/>Note<text:bookmark-end text:name="note"/></text:h>
      <text:p text:style-name="First_20_paragraph">Any findings from University GDPR interview will also incorporate into one of the above subsections</text:p>
      <text:h text:style-name="Heading_20_2" text:outline-level="2"><text:bookmark-start text:name="discussion-1"/>Discussion<text:bookmark-end text:name="discussion-1"/></text:h>
      <text:p text:style-name="First_20_paragraph">[Target X words]</text:p>
      <text:p text:style-name="Text_20_body">General analysis of findings above. But also wider discussion with a greater focus on tying everything back to the research question and agency-increasing framing.</text:p>
      <text:h text:style-name="Heading_20_3" text:outline-level="3"><text:bookmark-start text:name="challenges-of-meaning-sensemaking-caring"/>Challenges of Meaning &amp; Sensemaking &amp; Caring<text:bookmark-end text:name="challenges-of-meaning-sensemaking-caring"/></text:h>
      <text:p text:style-name="First_20_paragraph">[Target X words]</text:p>
      <text:h text:style-name="Heading_20_4" text:outline-level="4"><text:bookmark-start text:name="finding-meaning-in-data"/>Finding Meaning in data<text:bookmark-end text:name="finding-meaning-in-data"/></text:h>
      <text:p text:style-name="First_20_paragraph">[Target X words]</text:p>
      <text:list text:style-name="L13">
        <text:list-item>
          <text:p text:style-name="P13">Data &gt; Information &gt; Knowledge</text:p>
        </text:list-item>
        <text:list-item>
          <text:p text:style-name="P13">Answering questions</text:p>
        </text:list-item>
        <text:list-item>
          <text:p text:style-name="P13">Reflection &amp; goal setting</text:p>
        </text:list-item>
        <text:list-item>
          <text:p text:style-name="P13">Orienteering</text:p>
        </text:list-item>
        <text:list-item>
          <text:p text:style-name="P13">scripts analysing GDPR-retrieved Data</text:p>
        </text:list-item>
        <text:list-item>
          <text:p text:style-name="P13">Gmail API hacking</text:p>
        </text:list-item>
      </text:list>
      <text:h text:style-name="Heading_20_4" text:outline-level="4"><text:bookmark-start text:name="our-lives-in-data"/>Our lives in data<text:bookmark-end text:name="our-lives-in-data"/></text:h>
      <text:p text:style-name="First_20_paragraph">[Target X words]</text:p>
      <text:list text:style-name="L14">
        <text:list-item>
          <text:p text:style-name="P14">How to not overwhelm people with Information</text:p>
        </text:list-item>
        <text:list-item>
          <text:p text:style-name="P14">the need to model things in the context of people’s everyday lives</text:p>
          <text:list text:style-name="L15">
            <text:list-item>
              <text:p text:style-name="P15">bring in life modelling stuff (models &amp; prototypes) I did at BBC</text:p>
            </text:list-item>
            <text:list-item>
              <text:p text:style-name="P15">different mental models</text:p>
            </text:list-item>
          </text:list>
        </text:list-item>
        <text:list-item>
          <text:p text:style-name="P14">how to get people to care</text:p>
        </text:list-item>
      </text:list>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1" text:outline-level="1"><text:bookmark-start text:name="chapter-6"/>Increasing Agency Through Web Augmentation<text:bookmark-end text:name="chapter-6"/></text:h>
      <text:p text:style-name="First_20_paragraph">[Target 3,000 words]</text:p>
      <text:p text:style-name="Text_20_body">This is a short chapter describing the work I did with web augmentation as a means to challenge data-holder power.</text:p>
      <text:h text:style-name="Heading_20_2" text:outline-level="2"><text:bookmark-start text:name="research-context"/>Research context<text:bookmark-end text:name="research-context"/></text:h>
      <text:p text:style-name="First_20_paragraph">[Target X words]</text:p>
      <text:list text:style-name="L16">
        <text:list-item>
          <text:p text:style-name="P16">Seams [Weiser] and how to overcome them.</text:p>
        </text:list-item>
        <text:list-item>
          <text:p text:style-name="P16">Web augmentation as a means to do that, without provider permission.</text:p>
        </text:list-item>
        <text:list-item>
          <text:p text:style-name="P16">Scraping / webcrawling.</text:p>
        </text:list-item>
      </text:list>
      <text:h text:style-name="Heading_20_2" text:outline-level="2"><text:bookmark-start text:name="what-was-done"/>What was Done<text:bookmark-end text:name="what-was-done"/></text:h>
      <text:p text:style-name="First_20_paragraph">[Target X words]</text:p>
      <text:h text:style-name="Heading_20_3" text:outline-level="3"><text:bookmark-start text:name="just-eat-scenario"/>Just Eat scenario<text:bookmark-end text:name="just-eat-scenario"/></text:h>
      <text:list text:style-name="L17">
        <text:list-item>
          <text:p text:style-name="P17">Just Eat web augmentation to show how interfaces can be changed on user side</text:p>
        </text:list-item>
      </text:list>
      <text:h text:style-name="Heading_20_3" text:outline-level="3"><text:bookmark-start text:name="facebook-scenario"/>Facebook scenario<text:bookmark-end text:name="facebook-scenario"/></text:h>
      <text:list text:style-name="L18">
        <text:list-item>
          <text:p text:style-name="P18">web augmentation to gather Facebook posts to view elsewhere (given Facebook restricts this)</text:p>
        </text:list-item>
      </text:list>
      <text:h text:style-name="Heading_20_2" text:outline-level="2"><text:bookmark-start text:name="discussion-2"/>Discussion<text:bookmark-end text:name="discussion-2"/></text:h>
      <text:p text:style-name="First_20_paragraph">[Target X words]</text:p>
      <text:p text:style-name="Text_20_body">Discussing the implications of this technique, and its limitations, with reference to the overall research question and acquiring agency.</text:p>
      <text:h text:style-name="Heading_20_1" text:outline-level="1"><text:bookmark-start text:name="chapter-7"/>Discussion<text:bookmark-end text:name="chapter-7"/></text:h>
      <text:p text:style-name="First_20_paragraph">[Target 8,000 words]</text:p>
      <text:p text:style-name="Text_20_body">In this chapter we bring together the findings of chapters 4 &amp; 5 &amp; 6, to answer the research question and conclude the thesis.</text:p>
      <text:h text:style-name="Heading_20_3" text:outline-level="3"><text:bookmark-start text:name="the-power-of-data-holders"/>The Power of Data holders<text:bookmark-end text:name="the-power-of-data-holders"/></text:h>
      <text:p text:style-name="First_20_paragraph">[Target X words]</text:p>
      <text:list text:style-name="L19">
        <text:list-item>
          <text:p text:style-name="P19">Looking at gaining agency as shifting the locus of decision Making in a relationship.</text:p>
        </text:list-item>
        <text:list-item>
          <text:p text:style-name="P19">Introduce and reference some models of power/data-power</text:p>
          <text:list text:style-name="L20">
            <text:list-item>
              <text:p text:style-name="P20">Foucault</text:p>
            </text:list-item>
            <text:list-item>
              <text:p text:style-name="P20">Zuboff</text:p>
            </text:list-item>
            <text:list-item>
              <text:p text:style-name="P20">Habermas</text:p>
            </text:list-item>
            <text:list-item>
              <text:p text:style-name="P20">power of Facebook/data serfs etc</text:p>
            </text:list-item>
            <text:list-item>
              <text:p text:style-name="P20">other models…</text:p>
            </text:list-item>
          </text:list>
        </text:list-item>
        <text:list-item>
          <text:p text:style-name="P19">then moving into the ways in which organisations maintain power today</text:p>
          <text:list text:style-name="L21">
            <text:list-item>
              <text:p text:style-name="P21">Care side:</text:p>
              <text:list text:style-name="L22">
                <text:list-item>
                  <text:p text:style-name="P22">closed databases</text:p>
                </text:list-item>
                <text:list-item>
                  <text:p text:style-name="P22">non inclusive processes</text:p>
                </text:list-item>
              </text:list>
            </text:list-item>
            <text:list-item>
              <text:p text:style-name="P21">Commercial side:</text:p>
              <text:list text:style-name="L23">
                <text:list-item>
                  <text:p text:style-name="P23">removing the seams</text:p>
                </text:list-item>
                <text:list-item>
                  <text:p text:style-name="P23">lack of human contact</text:p>
                </text:list-item>
                <text:list-item>
                  <text:p text:style-name="P23">limiting data access and use, non-interoperability etc</text:p>
                </text:list-item>
              </text:list>
            </text:list-item>
          </text:list>
        </text:list-item>
        <text:list-item>
          <text:p text:style-name="P19">What are the practical ways to challenge this</text:p>
          <text:list text:style-name="L24">
            <text:list-item>
              <text:p text:style-name="P24">web augmentation,</text:p>
            </text:list-item>
            <text:list-item>
              <text:p text:style-name="P24">GDPR-based relentless pressure&gt;dashboards,</text:p>
            </text:list-item>
            <text:list-item>
              <text:p text:style-name="P24">greater involvement in processes (though that is challenging)</text:p>
            </text:list-item>
            <text:list-item>
              <text:p text:style-name="P24">better data literacy and education</text:p>
            </text:list-item>
            <text:list-item>
              <text:p text:style-name="P24">Personal data stores as solution - huge challenges of building and designing, need to model for everyday life, hard to codify life.</text:p>
            </text:list-item>
          </text:list>
        </text:list-item>
      </text:list>
      <text:h text:style-name="Heading_20_2" text:outline-level="2"><text:bookmark-start text:name="contribution"/>Contribution<text:bookmark-end text:name="contribution"/></text:h>
      <text:p text:style-name="First_20_paragraph">[Target X words]</text:p>
      <text:p text:style-name="Text_20_body">Probably needs a better title but in this section i essentially synthesise the whole thesis to make its specific contributions crystal clear:</text:p>
      <text:list text:style-name="L25">
        <text:list-item>
          <text:p text:style-name="P25">Understandings of people’s thinking about data</text:p>
        </text:list-item>
        <text:list-item>
          <text:p text:style-name="P25">Models for thinking about data, human-data interaction and data within relationships</text:p>
        </text:list-item>
        <text:list-item>
          <text:p text:style-name="P25">Practical techniques for taking power - and their limitations</text:p>
        </text:list-item>
      </text:list>
      <text:h text:style-name="Heading_20_2" text:outline-level="2"><text:bookmark-start text:name="answering-the-research-question"/>Answering the Research Question<text:bookmark-end text:name="answering-the-research-question"/></text:h>
      <text:p text:style-name="First_20_paragraph">[Target X words]</text:p>
      <text:p text:style-name="Text_20_body">In short, people need to see, understand, ask questions of their data, and use it, in the context of their own lives.</text:p>
      <text:h text:style-name="Heading_20_3" text:outline-level="3"><text:bookmark-start text:name="people-need-to-see-and-understand-their-data"/>People need to see and understand their data<text:bookmark-end text:name="people-need-to-see-and-understand-their-data"/></text:h>
      <text:p text:style-name="First_20_paragraph">[Target X words]</text:p>
      <text:list text:style-name="L26">
        <text:list-item>
          <text:p text:style-name="P26">Access</text:p>
        </text:list-item>
        <text:list-item>
          <text:p text:style-name="P26">Legibility</text:p>
        </text:list-item>
        <text:list-item>
          <text:p text:style-name="P26">Meaningfulness</text:p>
        </text:list-item>
        <text:list-item>
          <text:p text:style-name="P26">effectiveness</text:p>
        </text:list-item>
        <text:list-item>
          <text:p text:style-name="P26">Exploration, orienteering, Associativity</text:p>
        </text:list-item>
      </text:list>
      <text:h text:style-name="Heading_20_3" text:outline-level="3"><text:bookmark-start text:name="people-need-to-be-able-to-ask-questions-of-their-data"/>People need to be able to ask questions of their data<text:bookmark-end text:name="people-need-to-be-able-to-ask-questions-of-their-data"/></text:h>
      <text:p text:style-name="First_20_paragraph">[Target X words]</text:p>
      <text:list text:style-name="L27">
        <text:list-item>
          <text:p text:style-name="P27">who/why/where/what/when</text:p>
        </text:list-item>
        <text:list-item>
          <text:p text:style-name="P27">provenance</text:p>
        </text:list-item>
        <text:list-item>
          <text:p text:style-name="P27">errors</text:p>
        </text:list-item>
        <text:list-item>
          <text:p text:style-name="P27">completeness</text:p>
        </text:list-item>
        <text:list-item>
          <text:p text:style-name="P27">Reflection - more complex questions</text:p>
        </text:list-item>
      </text:list>
      <text:h text:style-name="Heading_20_3" text:outline-level="3"><text:bookmark-start text:name="people-need-to-be-able-use-their-data-in-the-context-of-their-lives"/>People need to be able use their data in the context of their lives<text:bookmark-end text:name="people-need-to-be-able-use-their-data-in-the-context-of-their-lives"/></text:h>
      <text:p text:style-name="First_20_paragraph">[Target X words]</text:p>
      <text:list text:style-name="L28">
        <text:list-item>
          <text:p text:style-name="P28">Whose data is it</text:p>
        </text:list-item>
        <text:list-item>
          <text:p text:style-name="P28">Data as a usable resource for individuals (actually, as information, not data)</text:p>
        </text:list-item>
        <text:list-item>
          <text:p text:style-name="P28">Overcoming platform independence and silos</text:p>
        </text:list-item>
        <text:list-item>
          <text:p text:style-name="P28">Modelling the world and its challenges - mental models and fuzziness</text:p>
        </text:list-item>
      </text:list>
      <text:h text:style-name="Heading_20_2" text:outline-level="2"><text:bookmark-start text:name="conclusionfuture-work"/>Conclusion/Future Work<text:bookmark-end text:name="conclusionfuture-work"/></text:h>
      <text:p text:style-name="First_20_paragraph">[Target X words]</text:p>
      <text:p text:style-name="Text_20_body">Wrapping up everything in a few simple paragraphs and making recommendations for the future (research wise, whereas c6 focussed more on the practical). Talk about positioning digital civics wis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20:34:14Z</meta:creation-date>
    <dc:date>2020-11-12T20:34:14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